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Normalizer.emptyElement( QName element , XMLAttributes attributes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AttributesProxy.getType( String 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Normalizer.xmlDecl( String version , String encoding , String standalone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MNormalizer.endDocument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MNormalizer.startDocument( XMLLocator locator , String encoding , NamespaceContext namespaceCon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MNormalizer.startCDATA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AttributesProxy.getAugmentations( String uri , String local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Normalizer.endElement( QName element , Augmentations aug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XMLAttributesProxy.getValue( String uri , String local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AttributesProxy.getValue(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ttributesProxy.getTyp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AttributesProxy.setName( int attrIndex , QName att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AttributesProxy.addAttribute( QName qname , String attrType , String attr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OMNormalizer.isAttrValueWF( DOMErrorHandler errorHandler , DOMErrorImpl error , DOMLocatorImpl locator , NamedNodeMap attributes , Attr a , String value , boolean xml11Versio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DOMNormalizer.namespaceFixUp( ElementImpl element , AttributeMap attributes )</text:p>
          </table:table-cell>
          <table:table-cell office:value-type="float" office:value="45">
            <text:p text:style-name="Table_20_Contents">45</text:p>
          </table:table-cell>
          <table:table-cell office:value-type="float" office:value="51">
            <text:p text:style-name="Table_20_Contents">51</text:p>
          </table:table-cell>
          <table:table-cell office:value-type="float" office:value="163">
            <text:p text:style-name="Table_20_Contents">163</text:p>
          </table:table-cell>
        </table:table-row>
        <table:table-row>
          <table:table-cell office:value-type="string">
            <text:p text:style-name="Table_20_Contents">XMLAttributesProxy.getURI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AttributesProxy.getName( int attrIndex , QName att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Normalizer.isCDataWF( DOMErrorHandler errorHandler , DOMErrorImpl error , DOMLocatorImpl locator , String datavalue , boolean isXML11Version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37">
            <text:p text:style-name="Table_20_Contents">37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DOMNormalizer.startElement( QName element , XMLAttributes attributes , Augmentations aug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DOMNormalizer.getDocumen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ttributesProxy.setSpecified( int attrIndex , boolean spec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Normalizer.isCommentWF( DOMErrorHandler errorHandler , DOMErrorImpl error , DOMLocatorImpl locator , String datavalue , boolean isXML11Version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27">
            <text:p text:style-name="Table_20_Contents">27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DOMNormalizer.updateQName( Node node , QName q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Normalizer.processingInstruction( String target , XMLString data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AttributesProxy.getIndex(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Normalizer.characters( XMLString 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MNormalizer.normalizeAttributeValue( String value , Attr att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DOMNormalizer.expandEntityRef( Node parent , Node referen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AttributesProxy.removeAll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AttributesProxy.getAugmentations(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ttributesProxy.isSpecified( int attr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ttributesProxy.getLocalName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Normalizer.normalizeNode( Node node )</text:p>
          </table:table-cell>
          <table:table-cell office:value-type="float" office:value="88">
            <text:p text:style-name="Table_20_Contents">88</text:p>
          </table:table-cell>
          <table:table-cell office:value-type="float" office:value="98">
            <text:p text:style-name="Table_20_Contents">98</text:p>
          </table:table-cell>
          <table:table-cell office:value-type="float" office:value="291">
            <text:p text:style-name="Table_20_Contents">291</text:p>
          </table:table-cell>
        </table:table-row>
        <table:table-row>
          <table:table-cell office:value-type="string">
            <text:p text:style-name="Table_20_Contents">DOMNormalizer.processDTD( String xmlVersion , String schemaLocatio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DOMNormalizer.endCDATA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AttributesProxy.getValu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ttributesProxy.getIndex( String uri , String local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ttributesProxy.getLeng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ttributesProxy.getAugmentations( int attribut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ttributesProxy.getType(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ttributesProxy.getPrefix(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AttributesProxy.setAttributes( AttributeMap attributes , CoreDocumentImpl doc , ElementImpl ele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AttributesProxy.getNonNormalizedValue( int attr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ttributesProxy.setValue( int attrIndex , String attr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Normalizer.addNamespaceDecl( String prefix , String uri , ElementImpl ele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OMNormalizer.ignorableWhitespace( XMLString 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ttributesProxy.getReportableType( String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Normalizer.DOMNorm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Normalizer.setDocumentSource( XMLDocument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MNormalizer.endGeneralEntity( String name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AttributesProxy.setAugmentations( int attrIndex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ttributesProxy.removeAttributeAt( int attr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MNormalizer.isXMLCharWF( DOMErrorHandler errorHandler , DOMErrorImpl error , DOMLocatorImpl locator , String datavalue , boolean isXML11Version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9">
            <text:p text:style-name="Table_20_Contents">19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DOMNormalizer.reportDOMError( DOMErrorHandler errorHandler , DOMErrorImpl error , DOMLocatorImpl locator , String message , short severity , String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MNormalizer.textDecl( String version , String encoding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MNormalizer.startGeneralEntity( String name , XMLResourceIdentifier identifier , String encoding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MNormalizer.comment( XMLString 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AttributesProxy.setNonNormalizedValue( int attrIndex , String attr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MNormalizer.normalizeDocument( CoreDocumentImpl document , DOMConfigurationImpl config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8">
            <text:p text:style-name="Table_20_Contents">18</text:p>
          </table:table-cell>
          <table:table-cell office:value-type="float" office:value="79">
            <text:p text:style-name="Table_20_Contents">79</text:p>
          </table:table-cell>
        </table:table-row>
        <table:table-row>
          <table:table-cell office:value-type="string">
            <text:p text:style-name="Table_20_Contents">XMLAttributesProxy.getQNam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Normalizer.doctypeDecl( String rootElement , String publicId , String systemId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AttributesProxy.setType( int attrIndex , String att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